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Calibri" fo:language="sk" fo:country="SK"/>
    </style:style>
    <style:style style:name="P2" style:family="paragraph" style:parent-style-name="Standard">
      <style:paragraph-properties fo:text-align="center" style:justify-single-word="false"/>
      <style:text-properties style:font-name="Calibri" fo:language="sk" fo:country="SK"/>
    </style:style>
    <style:style style:name="P3" style:family="paragraph" style:parent-style-name="Subtitle">
      <style:text-properties fo:language="sk" fo:country="SK"/>
    </style:style>
    <style:style style:name="P4" style:family="paragraph" style:parent-style-name="Title">
      <style:text-properties fo:language="sk" fo:country="SK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9191" style:font-weight-asian="bold" style:font-weight-complex="bold"/>
    </style:style>
    <style:style style:name="T3" style:family="text">
      <style:text-properties fo:font-weight="normal" officeooo:rsid="000a9191" style:font-weight-asian="normal" style:font-weight-complex="normal"/>
    </style:style>
    <style:style style:name="T4" style:family="text">
      <style:text-properties fo:font-weight="normal" officeooo:rsid="000bbab0" style:font-weight-asian="normal" style:font-weight-complex="normal"/>
    </style:style>
    <style:style style:name="T5" style:family="text">
      <style:text-properties fo:font-weight="normal" officeooo:rsid="000c737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ysterezna slučka</text:p>
      <text:p text:style-name="P3">hysteresis loop</text:p>
      <text:p text:style-name="P1"/>
      <text:p text:style-name="P2">Závislosť magnetickej indukcie od intenzity</text:p>
      <text:p text:style-name="P2">Krivka prvotnej magnetizacie je krivka ktorá vznikne keď látku prvý krát zmagnetizujeme.</text:p>
      <text:p text:style-name="P2">Ak sa indukcia dostane k bodu B daľším zvyšovaním intenzity sa indukcia menit nebude.</text:p>
      <text:p text:style-name="P2">Ak látku zmagnetizujeme opakovane, už nepôjde po krivke prvotnej magnetizacie ale po hystereznej slučke. </text:p>
      <text:p text:style-name="P2">Zvyšovaním intenzity, indukcia rastie pomalšie až do bodu nasítenia. Indukcia začína postupne klesať lebo sa trácaju účinky magnetického poľa čiže intenzita. Keď je intenzita 0 v látke zostaňe remanentný čiže zvyškový magnetizmu. Demagnetizačná charakteristika je časť krivky pri ktorej prebieha odmagnetizovanie. <text:span text:style-name="T1">Hc </text:span>je koencitívna sila - je to intenzita magnetickeho pola pri nulovej indukcii. <text:span text:style-name="T2">Hysterezna slučka </text:span><text:span text:style-name="T3">je pre každý materiál iná. </text:span><text:span text:style-name="T5">Plocha hystereznej slučky ~ práci ktorú je potrebné vynaložiť na premagnetizovanie feromagnetickej látk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06:25:42.244930747</meta:creation-date>
    <meta:generator>LibreOffice/6.0.2.1.0$Linux_X86_64 LibreOffice_project/00m0$Build-1</meta:generator>
    <dc:date>2018-03-20T06:31:37.227932484</dc:date>
    <meta:editing-duration>PT5M50S</meta:editing-duration>
    <meta:editing-cycles>9</meta:editing-cycles>
    <meta:document-statistic meta:table-count="0" meta:image-count="0" meta:object-count="0" meta:page-count="1" meta:paragraph-count="7" meta:word-count="123" meta:character-count="898" meta:non-whitespace-character-count="781"/>
  </office:meta>
</office:document-meta>
</file>